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1331bd" officeooo:paragraph-rsid="001331bd" style:font-weight-asian="bold" style:font-weight-complex="bold"/>
    </style:style>
    <style:style style:name="P2" style:family="paragraph" style:parent-style-name="Standard" style:list-style-name="L1">
      <style:paragraph-properties fo:line-height="200%"/>
      <style:text-properties fo:font-weight="normal" officeooo:rsid="001331bd" officeooo:paragraph-rsid="001331bd" style:font-weight-asian="normal" style:font-weight-complex="normal"/>
    </style:style>
    <style:style style:name="P3" style:family="paragraph" style:parent-style-name="Standard" style:list-style-name="L1">
      <style:paragraph-properties fo:line-height="200%"/>
      <style:text-properties fo:font-weight="normal" officeooo:rsid="001473cb" officeooo:paragraph-rsid="001473cb" style:font-weight-asian="normal" style:font-weight-complex="normal"/>
    </style:style>
    <style:style style:name="P4" style:family="paragraph" style:parent-style-name="Standard" style:list-style-name="L1">
      <style:paragraph-properties fo:line-height="200%"/>
      <style:text-properties fo:font-weight="normal" officeooo:rsid="0017cdd9" officeooo:paragraph-rsid="00178b26" style:font-weight-asian="normal" style:font-weight-complex="normal"/>
    </style:style>
    <style:style style:name="P5" style:family="paragraph" style:parent-style-name="Standard" style:list-style-name="L1">
      <style:paragraph-properties fo:line-height="200%"/>
      <style:text-properties fo:font-weight="normal" officeooo:rsid="00188e1a" officeooo:paragraph-rsid="0017cdd9" style:font-weight-asian="normal" style:font-weight-complex="normal"/>
    </style:style>
    <style:style style:name="P6" style:family="paragraph" style:parent-style-name="Standard" style:list-style-name="L1">
      <style:paragraph-properties fo:line-height="200%"/>
      <style:text-properties fo:font-weight="normal" officeooo:rsid="001d4500" officeooo:paragraph-rsid="001a7d7f" style:font-weight-asian="normal" style:font-weight-complex="normal"/>
    </style:style>
    <style:style style:name="P7" style:family="paragraph" style:parent-style-name="Standard" style:list-style-name="L1">
      <style:paragraph-properties fo:line-height="200%"/>
      <style:text-properties fo:font-weight="normal" officeooo:rsid="001e3f64" officeooo:paragraph-rsid="001d4500" style:font-weight-asian="normal" style:font-weight-complex="normal"/>
    </style:style>
    <style:style style:name="P8" style:family="paragraph" style:parent-style-name="Standard" style:list-style-name="L1">
      <style:paragraph-properties fo:line-height="200%"/>
      <style:text-properties fo:font-weight="normal" officeooo:rsid="001ff352" officeooo:paragraph-rsid="001e3f64" style:font-weight-asian="normal" style:font-weight-complex="normal"/>
    </style:style>
    <style:style style:name="P9" style:family="paragraph" style:parent-style-name="Standard" style:list-style-name="L1">
      <style:paragraph-properties fo:line-height="200%"/>
      <style:text-properties fo:font-weight="normal" officeooo:rsid="00203ce0" officeooo:paragraph-rsid="001ff352" style:font-weight-asian="normal" style:font-weight-complex="normal"/>
    </style:style>
    <style:style style:name="P10" style:family="paragraph" style:parent-style-name="Standard" style:list-style-name="L1">
      <style:paragraph-properties fo:line-height="200%"/>
      <style:text-properties fo:font-weight="normal" officeooo:rsid="00203ce0" officeooo:paragraph-rsid="00203ce0" style:font-weight-asian="normal" style:font-weight-complex="normal"/>
    </style:style>
    <style:style style:name="T1" style:family="text">
      <style:text-properties officeooo:rsid="0021df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aker Notes</text:p>
      <text:list text:style-name="L1">
        <text:list-item>
          <text:p text:style-name="P2">Intro</text:p>
          <text:list>
            <text:list-item>
              <text:p text:style-name="P3">Good morning/afternoon sir, sergeants, and class</text:p>
            </text:list-item>
            <text:list-item>
              <text:p text:style-name="P3">I’m SPC Freeman, and I will be talking about the Sober Worm</text:p>
            </text:list-item>
          </text:list>
        </text:list-item>
        <text:list-item>
          <text:p text:style-name="P2">What is Sober Worm</text:p>
          <text:list>
            <text:list-item>
              <text:p text:style-name="P3">First, let’s discuss what is Sober Worm</text:p>
            </text:list-item>
            <text:list-item>
              <text:p text:style-name="P3">Sober Worm is a family of around 20 email worms</text:p>
            </text:list-item>
            <text:list-item>
              <text:p text:style-name="P3">These worms are suspected to have been created by a far-right German</text:p>
            </text:list-item>
            <text:list-item>
              <text:p text:style-name="P3">However, the creator’s exact identity is still unknown</text:p>
            </text:list-item>
            <text:list-item>
              <text:p text:style-name="P3">Sober Worm was first discovered on October 24, 2003</text:p>
            </text:list-item>
            <text:list-item>
              <text:p text:style-name="P3">The worm was initially was distributed to German-speakers</text:p>
            </text:list-item>
            <text:list-item>
              <text:p text:style-name="P3">Later on, the worm also sent to English speaking users</text:p>
            </text:list-item>
            <text:list-item>
              <text:p text:style-name="P3">The operating system that was the target of Sober Worm attacks were Windows 32-bit </text:p>
            </text:list-item>
          </text:list>
        </text:list-item>
        <text:list-item>
          <text:p text:style-name="P2">What it Did Early</text:p>
          <text:list>
            <text:list-item>
              <text:p text:style-name="P4"><text:s/>As Sober Worm had multiple iterations, it performed different actions throughout its lifetime</text:p>
            </text:list-item>
            <text:list-item>
              <text:p text:style-name="P4">When Sober Worm was first active in the wild, it was sent as a mass email</text:p>
            </text:list-item>
            <text:list-item>
              <text:p text:style-name="P4">Upon downloading the attachment, it would start its attack</text:p>
            </text:list-item>
            <text:list-item>
              <text:p text:style-name="P4"><text:span text:style-name="T1">S</text:span>ober worm would disable the Windows computer’s antivirus</text:p>
            </text:list-item>
            <text:list-item>
              <text:p text:style-name="P4">This would allow it to perform actions without being noticed</text:p>
            </text:list-item>
            <text:list-item>
              <text:p text:style-name="P4">It would also act as a spyware to gather information about its targets</text:p>
            </text:list-item>
            <text:list-item>
              <text:p text:style-name="P4">To keep itself on the device, Sober Worm would create copies of itself</text:p>
            </text:list-item>
            <text:list-item>
              <text:p text:style-name="P4">This made sure if it was deleted from one place, it could come back</text:p>
            </text:list-item>
          </text:list>
        </text:list-item>
        <text:list-item>
          <text:p text:style-name="P2">What it Did Later</text:p>
          <text:list>
            <text:list-item>
              <text:p text:style-name="P5">Later on, Sober Worm variants would change their tactics</text:p>
            </text:list-item>
            <text:list-item>
              <text:p text:style-name="P5"><text:soft-page-break/>It would take the infected device and send emails out to others found within the device</text:p>
            </text:list-item>
            <text:list-item>
              <text:p text:style-name="P5">One report suggests that an infected machine may be able to send 10,000 spam emails per hour</text:p>
            </text:list-item>
            <text:list-item>
              <text:p text:style-name="P5">Because of all of the messages it sends, Sober worm consumes much of the network’s bandwidth</text:p>
            </text:list-item>
            <text:list-item>
              <text:p text:style-name="P5">This would slow down the device and cause a Denial of Service</text:p>
            </text:list-item>
            <text:list-item>
              <text:p text:style-name="P5">With these mass emails, Sober Worm would spread neo-Nazi propaganda in Germany</text:p>
            </text:list-item>
            <text:list-item>
              <text:p text:style-name="P5">This will be expanded upon later on</text:p>
            </text:list-item>
          </text:list>
        </text:list-item>
        <text:list-item>
          <text:p text:style-name="P2">How it Functioned</text:p>
          <text:list>
            <text:list-item>
              <text:p text:style-name="P6">Now that I have explained what Sober Worm did, I will explain how it functioned</text:p>
            </text:list-item>
            <text:list-item>
              <text:p text:style-name="P6">Sober Worm was written in Visual Basic</text:p>
            </text:list-item>
            <text:list-item>
              <text:p text:style-name="P6">When it was downloaded, it would alter the registry keys</text:p>
            </text:list-item>
            <text:list-item>
              <text:p text:style-name="P6"><text:span text:style-name="T1">S</text:span>pecifically, it will add itself to Hive Key Current User and Hive Key Local Machine </text:p>
            </text:list-item>
            <text:list-item>
              <text:p text:style-name="P6">Within the registries, it would add itself to CurrentVersion Run</text:p>
            </text:list-item>
            <text:list-item>
              <text:p text:style-name="P6">This made Sober Worm run every login</text:p>
            </text:list-item>
            <text:list-item>
              <text:p text:style-name="P6">The executable will also be put into the System Directory</text:p>
            </text:list-item>
            <text:list-item>
              <text:p text:style-name="P6">It could be saved as similare.exe or sysrunll.exe</text:p>
            </text:list-item>
            <text:list-item>
              <text:p text:style-name="P6"><text:span text:style-name="T1">I</text:span>t will randomly pick email addresses found on the Windows machine to send itself to</text:p>
            </text:list-item>
            <text:list-item>
              <text:p text:style-name="P6">Sober Worm will avoid addresses containing certain strings, although I did not find which specific strings these would be</text:p>
            </text:list-item>
          </text:list>
        </text:list-item>
        <text:list-item>
          <text:p text:style-name="P2">Format of Attack</text:p>
          <text:list>
            <text:list-item>
              <text:p text:style-name="P7">When the email is sent, here is an example of what the fields could have been</text:p>
            </text:list-item>
            <text:list-item>
              <text:p text:style-name="P7">A possible header for the email is Safety_Mail Server</text:p>
            </text:list-item>
            <text:list-item>
              <text:p text:style-name="P7"><text:span text:style-name="T1">T</text:span>o English users, one of the possible subject lines is Viurs blocked every PC (Take care!)</text:p>
            </text:list-item>
            <text:list-item>
              <text:p text:style-name="P7"><text:soft-page-break/><text:span text:style-name="T1">T</text:span>o German users, the original targets, one of the possible subject lines is berraschung, which is a misspelling of the word for surprise</text:p>
            </text:list-item>
            <text:list-item>
              <text:p text:style-name="P7">An attachment to the email could be Privat.exe</text:p>
            </text:list-item>
            <text:list-item>
              <text:p text:style-name="P7">Many of the fields were misspelled, showing that the creator most likely didn’t natively speak English</text:p>
            </text:list-item>
          </text:list>
        </text:list-item>
        <text:list-item>
          <text:p text:style-name="P2">How it was Used</text:p>
          <text:list>
            <text:list-item>
              <text:p text:style-name="P8">Here is how Sober Worm was used for an objective</text:p>
            </text:list-item>
            <text:list-item>
              <text:p text:style-name="P8">The attack I will be discussing occurred in early 2005</text:p>
            </text:list-item>
            <text:list-item>
              <text:p text:style-name="P8">Sober Worm was using previously infected devices from prior victims of the worm</text:p>
            </text:list-item>
            <text:list-item>
              <text:p text:style-name="P8"><text:span text:style-name="T1">T</text:span>hese devices would send out emails to people in Germany</text:p>
            </text:list-item>
            <text:list-item>
              <text:p text:style-name="P8">Some of these emails would send links to the website of the National Democratic Party of Germany, or NPD</text:p>
            </text:list-item>
            <text:list-item>
              <text:p text:style-name="P8">This is a neo-Nazi political group in Germany</text:p>
            </text:list-item>
            <text:list-item>
              <text:p text:style-name="P8">Other emails would expose the receiver to more malware</text:p>
            </text:list-item>
            <text:list-item>
              <text:p text:style-name="P8">The purpose of these attachments was to attempt to influence the May 22, 2005 election in Germany</text:p>
            </text:list-item>
            <text:list-item>
              <text:p text:style-name="P8">NPD tried to gain 5% of the votes be allowed onto the parliament board</text:p>
            </text:list-item>
            <text:list-item>
              <text:p text:style-name="P8">Needless to say, the NPD did not end up winning the election</text:p>
            </text:list-item>
          </text:list>
        </text:list-item>
        <text:list-item>
          <text:p text:style-name="P2">How to Mitigate</text:p>
          <text:list>
            <text:list-item>
              <text:p text:style-name="P9">To stop attacks such as the one in Germany, here are some mitigation strategies</text:p>
            </text:list-item>
            <text:list-item>
              <text:p text:style-name="P9">Microsoft Security Essentials on Windows versions 7 and Vista will detect Sober Worm and remove it from your device</text:p>
            </text:list-item>
            <text:list-item>
              <text:p text:style-name="P9">Windows Defender Antivirus on Windows versions 8.1 and 10 will do the same</text:p>
            </text:list-item>
            <text:list-item>
              <text:p text:style-name="P9">The last known attempted attack was January 6, 2006</text:p>
            </text:list-item>
            <text:list-item>
              <text:p text:style-name="P9"><text:soft-page-break/><text:span text:style-name="T1">S</text:span>ince the date of attack was discovered before it could be put into fruition, the attack was prevented from doing harm</text:p>
            </text:list-item>
            <text:list-item>
              <text:p text:style-name="P9">When a similar attack occurs, cyber awareness strategies should be used to avoid falling for its tricks</text:p>
            </text:list-item>
            <text:list-item>
              <text:p text:style-name="P9">Many of the files and lines in the email had misspellings, which is a sign that the sender might not be who they claim to be</text:p>
            </text:list-item>
            <text:list-item>
              <text:p text:style-name="P9">The emails appear to require urgent action, which can trick users into following the steps without understanding what it is trying to do</text:p>
            </text:list-item>
          </text:list>
        </text:list-item>
        <text:list-item>
          <text:p text:style-name="P10">Conclusion</text:p>
          <text:list>
            <text:list-item>
              <text:p text:style-name="P10">On the next slide are my sources</text:p>
            </text:list-item>
            <text:list-item>
              <text:p text:style-name="P10">Thank you for listening to my brief and I will now be answering quest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0:55:50.255030788</meta:creation-date>
    <dc:date>2025-03-04T19:30:01.224000000</dc:date>
    <meta:editing-duration>PT32M17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71" meta:word-count="869" meta:character-count="4568" meta:non-whitespace-character-count="3837"/>
  </office:meta>
</office:document-meta>
</file>